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08f5" officeooo:paragraph-rsid="000208f5"/>
    </style:style>
    <style:style style:name="P2" style:family="paragraph" style:parent-style-name="Standard">
      <style:text-properties officeooo:rsid="000208f5" officeooo:paragraph-rsid="000d596a"/>
    </style:style>
    <style:style style:name="P3" style:family="paragraph" style:parent-style-name="Standard">
      <style:text-properties officeooo:rsid="000c6aa1" officeooo:paragraph-rsid="000c6aa1"/>
    </style:style>
    <style:style style:name="P4" style:family="paragraph" style:parent-style-name="Standard">
      <style:text-properties officeooo:rsid="000d596a" officeooo:paragraph-rsid="000d596a"/>
    </style:style>
    <style:style style:name="T1" style:family="text">
      <style:text-properties officeooo:rsid="0003a6f1"/>
    </style:style>
    <style:style style:name="T2" style:family="text">
      <style:text-properties officeooo:rsid="00049dfd"/>
    </style:style>
    <style:style style:name="T3" style:family="text">
      <style:text-properties officeooo:rsid="0004de8d"/>
    </style:style>
    <style:style style:name="T4" style:family="text">
      <style:text-properties officeooo:rsid="00060dee"/>
    </style:style>
    <style:style style:name="T5" style:family="text">
      <style:text-properties officeooo:rsid="00069cb6"/>
    </style:style>
    <style:style style:name="T6" style:family="text">
      <style:text-properties officeooo:rsid="00086d18"/>
    </style:style>
    <style:style style:name="T7" style:family="text">
      <style:text-properties officeooo:rsid="000c6aa1"/>
    </style:style>
    <style:style style:name="T8" style:family="text">
      <style:text-properties officeooo:rsid="000d59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(1) – Caraterização do utilizadores</text:p>
      <text:p text:style-name="P3">(2) – Situação atual</text:p>
      <text:p text:style-name="P3">(3) – Exploração do tema</text:p>
      <text:p text:style-name="P1"/>
      <text:p text:style-name="P1">Perguntas:</text:p>
      <text:p text:style-name="P1"><text:tab/>* Idade; <text:span text:style-name="T7">(1)</text:span></text:p>
      <text:p text:style-name="P1"><text:tab/>* Sexo; <text:span text:style-name="T7">(1)</text:span></text:p>
      <text:p text:style-name="P1"><text:tab/>* Frequência de idas a festivais; <text:span text:style-name="T7">(1)</text:span></text:p>
      <text:p text:style-name="P1"><text:tab/>* Hábito com dispositivos móveis; <text:span text:style-name="T7">(1)</text:span></text:p>
      <text:p text:style-name="P1"><text:tab/>* <text:span text:style-name="T1">Companhia em festivais; (2)</text:span></text:p>
      <text:p text:style-name="P1"><text:tab/>* <text:span text:style-name="T1">Se prenoita ou não nos festivais (marcar, por exemplo a hora dos banhos para não ter que esperar em filas); (2)</text:span></text:p>
      <text:p text:style-name="P1"><text:tab/>* <text:span text:style-name="T2">Se come nas rolotes ou se traz comida de casa; (2)</text:span></text:p>
      <text:p text:style-name="P1"><text:tab/>* <text:span text:style-name="T2">Meios de pagamento dentro do festival; (2/3)</text:span></text:p>
      <text:p text:style-name="P1"><text:tab/>* <text:span text:style-name="T3">Dificuladade de orientação dentro do recinto, ou dificuldade de encontra alguém; (2)</text:span></text:p>
      <text:p text:style-name="P1"><text:tab/>* <text:span text:style-name="T3">Algo para medir o nível de alcooclemia; (3)</text:span></text:p>
      <text:p text:style-name="P1"><text:tab/>* <text:span text:style-name="T4">Se vai aos festivais por uma banda ou se vai pela experiência do festival em si; (2)</text:span><text:tab/></text:p>
      <text:p text:style-name="P1"><text:tab/>* <text:span text:style-name="T4">Numero de concertos / bandas que normalemente vê; (2)</text:span></text:p>
      <text:p text:style-name="P1"><text:tab/>* <text:span text:style-name="T5">Importância de contactos com a família ou outras pessoas fora do festival durante o tempo do festival; (1/2)</text:span></text:p>
      <text:p text:style-name="P1"><text:tab/>* <text:span text:style-name="T6">Costume de comprar ou não merchandising; (2)</text:span></text:p>
      <text:p text:style-name="P2"><text:tab/>* <text:span text:style-name="T8">Duração e incovenientes da entrada e saida no recinto de festival; (2)</text:span></text:p>
      <text:p text:style-name="P4"><text:tab/>* Dinâmicas diferentes em festivais (pode ser na forma de pergunta aberta, para eles dizerem especificamente o que querem); (3)</text:p>
      <text:p text:style-name="P2"><text:tab/>* <text:span text:style-name="T8">Processo de aprendizagem no mundo da tecnologia; (1/2) </text:span></text:p>
      <text:p text:style-name="P2"><text:tab/>* <text:span text:style-name="T8">Melhorias nos fetivais já existentes (talvez também na forma de uma pergunta aberta); (3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7:52:55.600832977</meta:creation-date>
    <dc:date>2018-03-02T23:54:19.161179398</dc:date>
    <meta:editing-duration>PT33M58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212" meta:character-count="1220" meta:non-whitespace-character-count="1007"/>
  </office:meta>
</office:document-meta>
</file>